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.271-282 due 2/26</text:p>
      <text:p text:style-name="Standard">1.<text:tab/></text:p>
      <text:p text:style-name="Standard">2.<text:tab/></text:p>
      <text:p text:style-name="Standard">3.<text:tab/></text:p>
      <text:p text:style-name="Standard">4.<text:tab/></text:p>
      <text:p text:style-name="Standard">5.<text:tab/></text:p>
      <text:p text:style-name="Standard">6.<text:tab/></text:p>
      <text:p text:style-name="Standard">7.<text:tab/></text:p>
      <text:p text:style-name="Standard">8.<text:tab/></text:p>
      <text:p text:style-name="Standard">9.<text:tab/></text:p>
      <text:p text:style-name="Standard">10.<text:tab/></text:p>
      <text:p text:style-name="Standard"/>
      <text:p text:style-name="Standard">p.282-293 due 2/28</text:p>
      <text:p text:style-name="Standard"/>
      <text:p text:style-name="Standard">p.293-303 due 3/4</text:p>
      <text:p text:style-name="Standard"/>
      <text:p text:style-name="Standard">p.303 due 3/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3-02-26T12:32:21</meta:creation-date>
    <meta:generator>OpenOffice.org/3.3$Unix OpenOffice.org_project/330m20$Build-9567</meta:generator>
    <meta:document-statistic meta:table-count="0" meta:image-count="0" meta:object-count="0" meta:page-count="1" meta:paragraph-count="14" meta:word-count="22" meta:character-count="97"/>
    <dc:date>2013-02-26T17:08:10</dc:date>
    <dc:creator>Jeremiah Gaertner</dc:creator>
    <meta:editing-duration>PT4H35M57S</meta:editing-duration>
    <meta:editing-cycles>1</meta:editing-cycles>
  </office:meta>
</office:document-meta>
</file>